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800000092EB78CFFA820F0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ahoma" svg:font-family="Tahoma" style:font-family-generic="roman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style:min-row-height="0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Open Sans1" fo:font-size="14pt" fo:font-weight="bold" officeooo:rsid="000bbfb1" officeooo:paragraph-rsid="000bbfb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Open Sans1" fo:font-size="14pt" fo:font-weight="bold" officeooo:rsid="000bbfb1" officeooo:paragraph-rsid="000bbfb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pen Sans1" fo:font-size="10pt" fo:font-weight="bold" officeooo:rsid="00157fd8" officeooo:paragraph-rsid="00161d5a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10pt" fo:font-weight="bold" officeooo:paragraph-rsid="00161d5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Open Sans1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Open Sans1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Open Sans1" fo:font-size="10pt" fo:font-weight="bold" officeooo:paragraph-rsid="002ba1c2" style:font-size-asian="10pt" style:font-weight-asian="bold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Open Sans1" fo:font-size="14pt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Open Sans1" fo:font-size="10pt" officeooo:rsid="000be0f9" officeooo:paragraph-rsid="000be0f9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Open Sans1" fo:font-size="10pt" officeooo:rsid="000d709d" officeooo:paragraph-rsid="000d709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Open Sans1" fo:font-size="10pt" officeooo:rsid="00161d5a" officeooo:paragraph-rsid="00161d5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Open Sans1" fo:font-size="10pt" officeooo:rsid="001649d8" officeooo:paragraph-rsid="001649d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Open Sans1" fo:font-size="10pt" officeooo:rsid="00176de5" officeooo:paragraph-rsid="00176de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Open Sans1" fo:font-size="10pt" officeooo:rsid="001e220c" officeooo:paragraph-rsid="001e220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Open Sans1" fo:font-size="10pt" officeooo:rsid="002a58ac" officeooo:paragraph-rsid="002a58a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Open Sans1" fo:font-size="10pt" officeooo:rsid="002d3dcb" officeooo:paragraph-rsid="002d3dc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Open Sans1" fo:font-size="10pt" officeooo:rsid="002ea546" officeooo:paragraph-rsid="002ea546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Open Sans1" fo:font-size="10pt" officeooo:rsid="0034e671" officeooo:paragraph-rsid="0034e67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Open Sans1" fo:font-size="10pt" officeooo:rsid="0036d87e" officeooo:paragraph-rsid="0036d87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Open Sans1" fo:font-size="10pt" officeooo:rsid="0036d87e" officeooo:paragraph-rsid="002fde1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Open Sans1" fo:font-size="10pt" officeooo:rsid="0038c9d8" officeooo:paragraph-rsid="0038c9d8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Open Sans1" fo:font-size="10pt" officeooo:rsid="003a2cae" officeooo:paragraph-rsid="003a2cae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Open Sans1"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Open Sans1" fo:font-size="10pt" fo:font-weight="bold" officeooo:rsid="002ba1c2" officeooo:paragraph-rsid="002ba1c2" style:font-size-asian="10pt" style:font-weight-asian="bold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Open Sans1" fo:font-size="14pt" fo:font-weight="bold" officeooo:rsid="000bbfb1" officeooo:paragraph-rsid="000bbfb1" style:font-size-asian="14pt" style:font-weight-asian="bold" style:font-size-complex="14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style:font-name="Arial" fo:font-size="19pt" fo:font-weight="bold" style:font-size-asian="19pt" style:font-weight-asian="bold" style:font-size-complex="19pt" style:font-weight-complex="bold"/>
    </style:style>
    <style:style style:name="P28" style:family="paragraph">
      <style:paragraph-properties fo:margin-top="0cm" fo:margin-bottom="0cm" fo:line-height="100%"/>
    </style:style>
    <style:style style:name="P29" style:family="paragraph">
      <loext:graphic-properties draw:fill-color="#ffffff"/>
      <style:paragraph-properties fo:margin-top="0cm" fo:margin-bottom="0cm" fo:line-height="100%"/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157fd8"/>
    </style:style>
    <style:style style:name="T2" style:family="text">
      <style:text-properties officeooo:rsid="00161d5a"/>
    </style:style>
    <style:style style:name="T3" style:family="text">
      <style:text-properties officeooo:rsid="001649d8"/>
    </style:style>
    <style:style style:name="T4" style:family="text">
      <style:text-properties officeooo:rsid="00176de5"/>
    </style:style>
    <style:style style:name="T5" style:family="text">
      <style:text-properties officeooo:rsid="001ff34b"/>
    </style:style>
    <style:style style:name="T6" style:family="text">
      <style:text-properties officeooo:rsid="0022a668"/>
    </style:style>
    <style:style style:name="T7" style:family="text">
      <style:text-properties style:font-name="Open Sans" officeooo:rsid="0026b1b5"/>
    </style:style>
    <style:style style:name="T8" style:family="text">
      <style:text-properties officeooo:rsid="00283bd2"/>
    </style:style>
    <style:style style:name="T9" style:family="text">
      <style:text-properties officeooo:rsid="002d3dcb"/>
    </style:style>
    <style:style style:name="T10" style:family="text">
      <style:text-properties officeooo:rsid="003334f2"/>
    </style:style>
    <style:style style:name="T11" style:family="text">
      <style:text-properties officeooo:rsid="0034e671"/>
    </style:style>
    <style:style style:name="T12" style:family="text">
      <style:text-properties officeooo:rsid="0036d87e"/>
    </style:style>
    <style:style style:name="T13" style:family="text">
      <style:text-properties style:font-name="Arial" fo:font-size="19pt" fo:font-weight="bold" style:font-size-asian="19pt" style:font-weight-asian="bold" style:font-size-complex="19pt" style:font-weight-complex="bold"/>
    </style:style>
    <style:style style:name="T14" style:family="text">
      <style:text-properties fo:color="#000000" style:font-name="Arial" fo:font-size="9pt" fo:font-weight="normal" style:font-size-asian="9pt" style:language-asian="fr" style:country-asian="FR" style:font-weight-asian="normal" style:font-size-complex="9pt" style:font-weight-complex="bold"/>
    </style:style>
    <style:style style:name="T15" style:family="text">
      <style:text-properties fo:color="#000000" style:font-name="Arial" fo:font-size="9pt" fo:font-weight="normal" style:font-size-asian="9pt" style:language-asian="fr" style:country-asian="FR" style:font-weight-asian="normal" style:font-name-complex="Calibri" style:font-size-complex="9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631cm" fo:min-width="1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19.001cm" svg:height="1.796cm" draw:z-index="0"><draw:image xlink:href="Pictures/100002010000060800000092EB78CFFA820F03A8.png" xlink:type="simple" xlink:show="embed" xlink:actuate="onLoad"/></draw:frame><draw:frame text:anchor-type="paragraph" draw:z-index="1" draw:name="Forme5" draw:style-name="gr1" draw:text-style-name="P27" svg:width="0.563cm" svg:height="0.773cm" svg:x="15.958cm" svg:y="0.794cm"><draw:text-box><text:p text:style-name="P26"><text:span text:style-name="T13">9</text:span></text:p></draw:text-box></draw:frame><draw:custom-shape text:anchor-type="paragraph" draw:z-index="2" draw:name="Forme8" draw:style-name="gr2" draw:text-style-name="P29" svg:width="11.08cm" svg:height="0.699cm" svg:x="2.974cm" svg:y="0.39cm"><text:p text:style-name="P28"><text:span text:style-name="T14"><text:s text:c="2"/></text:span><text:span text:style-name="T15">Comment utiliser la simulation pour effectuer les choix de solutions techniques 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Cahier des charges de la chaise</text:p>
      <text:p text:style-name="P1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5">FONCTIONS DE SERVICES</text:p>
          </table:table-cell>
          <table:table-cell table:style-name="Tableau1.A1" office:value-type="string">
            <text:p text:style-name="P5">CRIT<text:span text:style-name="T7">È</text:span>RES</text:p>
          </table:table-cell>
          <table:table-cell table:style-name="Tableau1.C1" office:value-type="string">
            <text:p text:style-name="P5">NIVEAUX</text:p>
          </table:table-cell>
        </table:table-row>
        <table:table-row>
          <table:table-cell table:style-name="Tableau1.A2" table:number-rows-spanned="3" office:value-type="string">
            <text:p text:style-name="P6">FP<text:span text:style-name="T2">1</text:span></text:p>
            <text:p text:style-name="P23">Doit permettre à l'utilisateur de <text:s/>s'asseoir</text:p>
          </table:table-cell>
          <table:table-cell table:style-name="Tableau1.A2" office:value-type="string">
            <text:p text:style-name="P9"><text:span text:style-name="T3">Largeur </text:span>de l'assise</text:p>
          </table:table-cell>
          <table:table-cell table:style-name="Tableau1.C2" office:value-type="string">
            <text:p text:style-name="P22">380</text:p>
          </table:table-cell>
        </table:table-row>
        <table:table-row>
          <table:covered-table-cell/>
          <table:table-cell table:style-name="Tableau1.A2" office:value-type="string">
            <text:p text:style-name="P12">Profondeur de l'assise</text:p>
          </table:table-cell>
          <table:table-cell table:style-name="Tableau1.C2" office:value-type="string">
            <text:p text:style-name="P22">370</text:p>
          </table:table-cell>
        </table:table-row>
        <table:table-row>
          <table:covered-table-cell/>
          <table:table-cell table:style-name="Tableau1.A2" office:value-type="string">
            <text:p text:style-name="P9">Hauteur de l'assise</text:p>
          </table:table-cell>
          <table:table-cell table:style-name="Tableau1.C2" office:value-type="string">
            <text:p text:style-name="P21">400</text:p>
          </table:table-cell>
        </table:table-row>
        <table:table-row>
          <table:table-cell table:style-name="Tableau1.A2" table:number-rows-spanned="3" office:value-type="string">
            <text:p text:style-name="P6">FP<text:span text:style-name="T2">2</text:span></text:p>
            <text:p text:style-name="P23">Doit permettre à l'utilisateur de poser le dos</text:p>
            <text:p text:style-name="P8"/>
          </table:table-cell>
          <table:table-cell table:style-name="Tableau1.A2" office:value-type="string">
            <text:p text:style-name="P10"><text:span text:style-name="T4">Hauteur du</text:span> dossier</text:p>
          </table:table-cell>
          <table:table-cell table:style-name="Tableau1.C2" office:value-type="string">
            <text:p text:style-name="P22">400</text:p>
          </table:table-cell>
        </table:table-row>
        <table:table-row>
          <table:covered-table-cell/>
          <table:table-cell table:style-name="Tableau1.A2" office:value-type="string">
            <text:p text:style-name="P13">Largeur du dossier</text:p>
          </table:table-cell>
          <table:table-cell table:style-name="Tableau1.C2" office:value-type="string">
            <text:p text:style-name="P22">400</text:p>
          </table:table-cell>
        </table:table-row>
        <table:table-row>
          <table:covered-table-cell/>
          <table:table-cell table:style-name="Tableau1.A2" office:value-type="string">
            <text:p text:style-name="P10">Inclinaison dossier</text:p>
          </table:table-cell>
          <table:table-cell table:style-name="Tableau1.C2" office:value-type="string">
            <text:p text:style-name="P10">5°</text:p>
          </table:table-cell>
        </table:table-row>
        <table:table-row>
          <table:table-cell table:style-name="Tableau1.A2" table:number-rows-spanned="2" office:value-type="string">
            <text:p text:style-name="P4">F<text:span text:style-name="T1">C1 </text:span></text:p>
            <text:p text:style-name="P3">Doit <text:s/>comporter le moins d'éléments possibles</text:p>
          </table:table-cell>
          <table:table-cell table:style-name="Tableau1.A2" office:value-type="string">
            <text:p text:style-name="P11"><text:span text:style-name="T6">Une seule partie pour l</text:span>e dossier <text:span text:style-name="T5">et l'assise.</text:span></text:p>
          </table:table-cell>
          <table:table-cell table:style-name="Tableau1.C2" office:value-type="string">
            <text:p text:style-name="P11">100%</text:p>
          </table:table-cell>
        </table:table-row>
        <table:table-row>
          <table:covered-table-cell/>
          <table:table-cell table:style-name="Tableau1.A2" office:value-type="string">
            <text:p text:style-name="P14">Nombre de pieds</text:p>
          </table:table-cell>
          <table:table-cell table:style-name="Tableau1.C2" office:value-type="string">
            <text:p text:style-name="P14">4</text:p>
          </table:table-cell>
        </table:table-row>
        <table:table-row>
          <table:table-cell table:style-name="Tableau1.A2" table:number-rows-spanned="2" office:value-type="string">
            <text:p text:style-name="P7">FC<text:span text:style-name="T10">2</text:span></text:p>
            <text:p text:style-name="P24">Doit résister à la masse d<text:span text:style-name="T9">e l’utilisateur</text:span></text:p>
          </table:table-cell>
          <table:table-cell table:style-name="Tableau1.A2" office:value-type="string">
            <text:p text:style-name="P16">D<text:span text:style-name="T11">éformation du dossier</text:span></text:p>
          </table:table-cell>
          <table:table-cell table:style-name="Tableau1.C2" office:value-type="string">
            <text:p text:style-name="P18">Inférieur à <text:span text:style-name="T12">2 </text:span>mm</text:p>
          </table:table-cell>
        </table:table-row>
        <table:table-row>
          <table:covered-table-cell/>
          <table:table-cell table:style-name="Tableau1.A2" office:value-type="string">
            <text:p text:style-name="P19">Zone de fragilité </text:p>
          </table:table-cell>
          <table:table-cell table:style-name="Tableau1.C2" office:value-type="string">
            <text:p text:style-name="P20">Entre bleu et vert clair</text:p>
          </table:table-cell>
        </table:table-row>
        <table:table-row>
          <table:table-cell table:style-name="Tableau1.A2" table:number-rows-spanned="2" office:value-type="string">
            <text:p text:style-name="P6">FC<text:span text:style-name="T10">3</text:span></text:p>
            <text:p text:style-name="P23">Doit <text:span text:style-name="T8">évoquer l’identité de la reine</text:span></text:p>
          </table:table-cell>
          <table:table-cell table:style-name="Tableau1.A2" office:value-type="string">
            <text:p text:style-name="P15">Couleur</text:p>
          </table:table-cell>
          <table:table-cell table:style-name="Tableau1.C2" office:value-type="string">
            <text:p text:style-name="P17">rouge</text:p>
          </table:table-cell>
        </table:table-row>
        <table:table-row>
          <table:covered-table-cell/>
          <table:table-cell table:style-name="Tableau1.A2" office:value-type="string">
            <text:p text:style-name="P15">Forme</text:p>
          </table:table-cell>
          <table:table-cell table:style-name="Tableau1.C2" office:value-type="string">
            <text:p text:style-name="P17">cœur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ahoma" svg:font-family="Tahoma" style:font-family-generic="roman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8:10:00.887000000</meta:creation-date>
    <dc:date>2017-11-19T21:13:41.120000000</dc:date>
    <meta:editing-duration>PT4H53M14S</meta:editing-duration>
    <meta:editing-cycles>44</meta:editing-cycles>
    <meta:generator>LibreOffice/5.3.6.1$Windows_x86 LibreOffice_project/686f202eff87ef707079aeb7f485847613344eb7</meta:generator>
    <meta:document-statistic meta:table-count="1" meta:image-count="1" meta:object-count="0" meta:page-count="1" meta:paragraph-count="38" meta:word-count="104" meta:character-count="592" meta:non-whitespace-character-count="522"/>
  </office:meta>
</office:document-meta>
</file>